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.57009803921559" calcext:value-type="float">
            <text:p>7.5700980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.27352941176461" calcext:value-type="float">
            <text:p>7.273529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24656862745089" calcext:value-type="float">
            <text:p>6.2465686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2245098039213" calcext:value-type="float">
            <text:p>10.2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9.7965686274507" calcext:value-type="float">
            <text:p>19.7965686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31.2367647058825" calcext:value-type="float">
            <text:p>31.236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301470588235" calcext:value-type="float">
            <text:p>20.301470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31.3411764705882" calcext:value-type="float">
            <text:p>31.3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54.9607843137252" calcext:value-type="float">
            <text:p>54.9607843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56.5691176470586" calcext:value-type="float">
            <text:p>56.5691176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55.0534313725489" calcext:value-type="float">
            <text:p>55.0534313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56.4406862745096" calcext:value-type="float">
            <text:p>56.4406862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164215686273" calcext:value-type="float">
            <text:p>82.1642156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2.7333333333318" calcext:value-type="float">
            <text:p>82.7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2.2450980392143" calcext:value-type="float">
            <text:p>82.2450980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76.1053921568618" calcext:value-type="float">
            <text:p>76.1053921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4.9534313725479" calcext:value-type="float">
            <text:p>94.9534313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5.0352941176459" calcext:value-type="float">
            <text:p>95.0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5.1112745098027" calcext:value-type="float">
            <text:p>95.111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8.3558823529408" calcext:value-type="float">
            <text:p>98.355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911764705881" calcext:value-type="float">
            <text:p>99.8911764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4.3955882352927" calcext:value-type="float">
            <text:p>94.39558823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397058823529" calcext:value-type="float">
            <text:p>99.83970588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5848039215685" calcext:value-type="float">
            <text:p>99.58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024509803921" calcext:value-type="float">
            <text:p>99.8024509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7573529411762" calcext:value-type="float">
            <text:p>99.75735294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7308823529409" calcext:value-type="float">
            <text:p>99.7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299019607843" calcext:value-type="float">
            <text:p>99.8299019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39.094791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22:14.417058443</dc:date>
    <meta:editing-duration>PT8M57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164215686273">
                <text:p>82.164215686273</text:p>
              </table:table-cell>
              <table:table-cell office:value-type="float" office:value="82.7333333333318">
                <text:p>82.7333333333318</text:p>
              </table:table-cell>
              <table:table-cell office:value-type="float" office:value="82.2450980392143">
                <text:p>82.2450980392143</text:p>
              </table:table-cell>
              <table:table-cell office:value-type="float" office:value="76.1053921568618">
                <text:p>76.10539215686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4.9534313725479">
                <text:p>94.9534313725479</text:p>
              </table:table-cell>
              <table:table-cell office:value-type="float" office:value="95.0352941176459">
                <text:p>95.0352941176459</text:p>
              </table:table-cell>
              <table:table-cell office:value-type="float" office:value="95.1112745098027">
                <text:p>95.1112745098027</text:p>
              </table:table-cell>
              <table:table-cell office:value-type="float" office:value="98.3558823529408">
                <text:p>98.35588235294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8911764705881">
                <text:p>99.8911764705881</text:p>
              </table:table-cell>
              <table:table-cell office:value-type="float" office:value="94.3955882352927">
                <text:p>94.3955882352927</text:p>
              </table:table-cell>
              <table:table-cell office:value-type="float" office:value="99.8397058823529">
                <text:p>99.8397058823529</text:p>
              </table:table-cell>
              <table:table-cell office:value-type="float" office:value="99.5848039215685">
                <text:p>99.58480392156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024509803921">
                <text:p>99.8024509803921</text:p>
              </table:table-cell>
              <table:table-cell office:value-type="float" office:value="99.7573529411762">
                <text:p>99.7573529411762</text:p>
              </table:table-cell>
              <table:table-cell office:value-type="float" office:value="99.7308823529409">
                <text:p>99.7308823529409</text:p>
              </table:table-cell>
              <table:table-cell office:value-type="float" office:value="99.8299019607843">
                <text:p>99.8299019607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3">
                <text:p>3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6">
                <text:p>6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9">
                <text:p>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